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ItemFactory.createItem( String fieldName , String contentType , boolean isFormField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ileItemFactory.DefaultFileIte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ItemFactory.DefaultFileItemFactory( int sizeThreshold , File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